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4.00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OL-1" style:family="table-column">
      <style:table-column-properties style:column-width="521.5pt" style:use-optimal-column-width="false"/>
    </style:style>
    <style:style style:name="ACOL-2" style:family="table-column">
      <style:table-column-properties style:column-width="155.90879999999999pt" style:use-optimal-column-width="true"/>
    </style:style>
    <style:style style:name="ACOL-3" style:family="table-column">
      <style:table-column-properties style:column-width="191.9592pt" style:use-optimal-column-width="true"/>
    </style:style>
    <style:style style:name="ACOL-4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4.5pt" style:use-optimal-row-height="true"/>
    </style:style>
    <style:style style:name="AROW-3" style:family="table-row">
      <style:table-row-properties style:row-height="16.5pt" style:use-optimal-row-height="false"/>
    </style:style>
    <style:style style:name="AROW-4" style:family="table-row">
      <style:table-row-properties style:row-height="14.5pt" style:use-optimal-row-height="false"/>
    </style:style>
    <style:style style:name="AROW-5" style:family="table-row">
      <style:table-row-properties style:row-height="15pt" style:use-optimal-row-height="false"/>
    </style:style>
    <style:style style:name="AROW-6" style:family="table-row"/>
    <style:style style:name="so-g-0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Sheet1'.C13" table:condition="of:cell-content-is-whole-number() and cell-content() &gt;= 0">
          <table:error-message table:display="true" table:message-type="stop"/>
        </table:content-validation>
        <table:content-validation table:name="VAL-1" table:allow-empty-cell="true" table:display-list="unsorted" table:base-cell-address="$'Sheet1'.C15" table:condition="of:cell-content-is-in-list({&quot;yes&quot;;&quot;no&quot;})">
          <table:error-message table:display="true" table:message-type="stop"/>
        </table:content-validation>
        <table:content-validation table:name="VAL-2" table:allow-empty-cell="true" table:display-list="unsorted" table:base-cell-address="$'Sheet1'.C17" table:condition="of:cell-content-is-in-list({&quot;yes&quot;;&quot;no&quot;})">
          <table:error-message table:display="true" table:message-type="stop"/>
        </table:content-validation>
        <table:content-validation table:name="VAL-3" table:allow-empty-cell="true" table:display-list="unsorted" table:base-cell-address="$'Sheet1'.C45" table:condition="of:cell-content-is-in-list({&quot;yes&quot;;&quot;no&quot;})">
          <table:error-message table:display="true" table:message-type="stop"/>
        </table:content-validation>
        <table:content-validation table:name="VAL-4" table:allow-empty-cell="true" table:display-list="unsorted" table:base-cell-address="$'Sheet1'.C49" table:condition="of:cell-content-is-in-list({&quot;yes&quot;;&quot;no&quot;})">
          <table:error-message table:display="true" table:message-type="stop"/>
        </table:content-validation>
        <table:content-validation table:name="VAL-5" table:allow-empty-cell="true" table:display-list="unsorted" table:base-cell-address="$'Sheet1'.C53" table:condition="of:cell-content-is-in-list({&quot;yes&quot;;&quot;no&quot;})">
          <table:error-message table:display="true" table:message-type="stop"/>
        </table:content-validation>
      </table:content-validation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/>
        <table:table-column table:style-name="ACOL-3"/>
        <table:table-column table:style-name="ACOL-0" table:number-columns-repeated="16379"/>
        <table:table-row table:style-name="AROW-1">
          <table:table-cell table:style-name="ACE-1" office:value-type="string">
            <text:p>Question</text:p>
          </table:table-cell>
          <table:table-cell table:style-name="ACE-1" office:value-type="string">
            <text:p>Answer</text:p>
          </table:table-cell>
          <table:table-cell table:style-name="ACE-1" office:value-type="string">
            <text:p>Example Answer</text:p>
          </table:table-cell>
          <table:table-cell table:style-name="ACE-1" office:value-type="string">
            <text:p>References</text:p>
          </table:table-cell>
          <table:table-cell table:number-columns-repeated="16380" table:style-name="ACE-1"/>
        </table:table-row>
        <table:table-row table:style-name="AROW-2">
          <table:table-cell table:style-name="ACE-0" office:value-type="string">
            <text:p>E.1.1.</text:p>
          </table:table-cell>
          <table:table-cell table:style-name="ACE-0" office:value-type="string">
            <text:p>axxy075 , exxy014, rxxe878, axxx905,rxxs447</text:p>
          </table:table-cell>
          <table:table-cell table:style-name="ACE-0" office:value-type="string">
            <text:p>joe, jane, root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1.2.</text:p>
          </table:table-cell>
          <table:table-cell table:style-name="ACE-0" office:value-type="string">
            <text:p>6Cby0cmMoQ</text:p>
          </table:table-cell>
          <table:table-cell table:style-name="ACE-0" office:value-type="string">
            <text:p>Looy1dua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1.3.</text:p>
          </table:table-cell>
          <table:table-cell table:style-name="ACE-0" office:value-type="string">
            <text:p>MrM1YfKQqkSidciNytKi</text:p>
          </table:table-cell>
          <table:table-cell table:style-name="ACE-0" office:value-type="string">
            <text:p>Hello World</text:p>
          </table:table-cell>
          <table:table-cell table:number-columns-repeated="16381" table:style-name="ACE-0"/>
        </table:table-row>
        <table:table-row table:style-name="AROW-3">
          <table:table-cell table:style-name="ACE-0" office:value-type="string">
            <text:p>E.1.4.</text:p>
          </table:table-cell>
          <table:table-cell table:style-name="ACE-0" office:value-type="string">
            <text:p>exxn563, bxxn580, financials group(wxxn190, dxxl909, rxxe878)<text:line-break/></text:p>
          </table:table-cell>
          <table:table-cell table:style-name="ACE-0" office:value-type="string">
            <text:p>joe, jane, root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2.1.</text:p>
          </table:table-cell>
          <table:table-cell table:style-name="ACE-0" office:value-type="string">
            <text:p>Rivest–Shamir–Adleman (RSA with SHA-256)</text:p>
          </table:table-cell>
          <table:table-cell table:style-name="ACE-0" office:value-type="string">
            <text:p>OneTimePad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2.2.</text:p>
          </table:table-cell>
          <table:table-cell table:style-name="ACE-3" table:content-validation-name="VAL-0" office:value-type="float" office:value="4096">
            <text:p>4096</text:p>
          </table:table-cell>
          <table:table-cell table:style-name="ACE-0" office:value-type="float" office:value="368">
            <text:p>368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2.3.</text:p>
          </table:table-cell>
          <table:table-cell table:style-name="ACE-4" table:content-validation-name="VAL-1" office:value-type="string">
            <text:p>yes</text:p>
          </table:table-cell>
          <table:table-cell table:style-name="ACE-0" office:value-type="string">
            <text:p>yes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2.4.</text:p>
          </table:table-cell>
          <table:table-cell table:style-name="ACE-5" table:content-validation-name="VAL-2" office:value-type="string">
            <text:p>yes</text:p>
          </table:table-cell>
          <table:table-cell table:style-name="ACE-0" office:value-type="string">
            <text:p>yes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2.5.</text:p>
          </table:table-cell>
          <table:table-cell table:style-name="ACE-0" office:value-type="string">
            <text:p>o5xCvksQV2YK4EjfuRLJ</text:p>
          </table:table-cell>
          <table:table-cell table:style-name="ACE-0" office:value-type="string">
            <text:p>Hello World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3.1.</text:p>
          </table:table-cell>
          <table:table-cell table:style-name="ACE-0" office:value-type="string">
            <text:p>http://172.17.0.6/exams2002/</text:p>
          </table:table-cell>
          <table:table-cell table:style-name="ACE-9" office:value-type="string">
            <text:p><text:a xlink:type="simple" xlink:actuate="onRequest" xlink:href="https://www.evil.com/index.html">https://www.evil.com/index.html</text:a>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3.2.</text:p>
          </table:table-cell>
          <table:table-cell table:style-name="ACE-0" office:value-type="string">
            <text:p>exxy014</text:p>
          </table:table-cell>
          <table:table-cell table:style-name="ACE-0" office:value-type="string">
            <text:p>alice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3.3.</text:p>
          </table:table-cell>
          <table:table-cell table:style-name="ACE-0" office:value-type="string">
            <text:p>clmraS7Hue</text:p>
          </table:table-cell>
          <table:table-cell table:style-name="ACE-0" office:value-type="string">
            <text:p>eoroquoeeovei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4.1.</text:p>
          </table:table-cell>
          <table:table-cell table:style-name="ACE-0" office:value-type="string">
            <text:p>pk(B)</text:p>
          </table:table-cell>
          <table:table-cell table:style-name="ACE-0" office:value-type="string">
            <text:p>pk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4.2.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B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4.3.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D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4.4.</text:p>
          </table:table-cell>
          <table:table-cell table:style-name="ACE-0" office:value-type="string">
            <text:p>{f(NF), NB, B, Key}pk(F)</text:p>
          </table:table-cell>
          <table:table-cell table:style-name="ACE-0" office:value-type="string">
            <text:p>{m}inv(pk(A))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5.1.</text:p>
          </table:table-cell>
          <table:table-cell table:style-name="ACE-0" office:value-type="string">
            <text:p>http://127.0.0.1:5000/list?private=no' OR '100' = '100</text:p>
          </table:table-cell>
          <table:table-cell table:style-name="ACE-10" office:value-type="string">
            <text:p><text:a xlink:type="simple" xlink:actuate="onRequest" xlink:href="https://www.evil.com/index.html?1=1">https://www.evil.com/index.html?1=1</text:a>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5.2.</text:p>
          </table:table-cell>
          <table:table-cell table:style-name="ACE-0" office:value-type="string">
            <text:p>VqghdWk0vUmAJXVF</text:p>
          </table:table-cell>
          <table:table-cell table:style-name="ACE-0" office:value-type="string">
            <text:p>Hello World</text:p>
          </table:table-cell>
          <table:table-cell table:number-columns-repeated="16381" table:style-name="ACE-0"/>
        </table:table-row>
        <table:table-row table:style-name="AROW-4">
          <table:table-cell table:style-name="ACE-0" office:value-type="string">
            <text:p>E.5.3.</text:p>
          </table:table-cell>
          <table:table-cell table:style-name="ACE-0" office:value-type="string">
            <text:p>http://127.0.0.1:5000/new</text:p>
          </table:table-cell>
          <table:table-cell table:style-name="ACE-11" office:value-type="string">
            <text:p><text:a xlink:type="simple" xlink:actuate="onRequest" xlink:href="https://www.evil.com/index.html?1=1">https://www.evil.com/index.html?1=1</text:a></text:p>
          </table:table-cell>
          <table:table-cell table:number-columns-repeated="16381" table:style-name="ACE-0"/>
        </table:table-row>
        <table:table-row table:style-name="AROW-5">
          <table:table-cell table:style-name="ACE-0" office:value-type="string">
            <text:p>E.5.4.</text:p>
          </table:table-cell>
          <table:table-cell table:style-name="ACE-0" office:value-type="string">
            <text:p>NwM7hCail5</text:p>
          </table:table-cell>
          <table:table-cell table:style-name="ACE-0" office:value-type="string">
            <text:p>eoroquoeeovei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1.</text:p>
          </table:table-cell>
          <table:table-cell table:style-name="ACE-0" office:value-type="string">
            <text:p>B304 , 34:17</text:p>
          </table:table-cell>
          <table:table-cell table:style-name="ACE-0" office:value-type="string">
            <text:p>B105, 42:17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2.</text:p>
          </table:table-cell>
          <table:table-cell table:style-name="ACE-6" table:content-validation-name="VAL-3" office:value-type="string">
            <text:p>yes</text:p>
          </table:table-cell>
          <table:table-cell table:style-name="ACE-0" office:value-type="string">
            <text:p>yes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3.</text:p>
          </table:table-cell>
          <table:table-cell table:style-name="ACE-0" office:value-type="string">
            <text:p>B304, 41:17</text:p>
          </table:table-cell>
          <table:table-cell table:style-name="ACE-0" office:value-type="string">
            <text:p>B105, 42:17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4.</text:p>
          </table:table-cell>
          <table:table-cell table:style-name="ACE-7" table:content-validation-name="VAL-4" office:value-type="string">
            <text:p>yes</text:p>
          </table:table-cell>
          <table:table-cell table:style-name="ACE-0" office:value-type="string">
            <text:p>yes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5.</text:p>
          </table:table-cell>
          <table:table-cell table:style-name="ACE-0" office:value-type="string">
            <text:p>B608, 145:16</text:p>
          </table:table-cell>
          <table:table-cell table:style-name="ACE-0" office:value-type="string">
            <text:p>B105, 42:17</text:p>
          </table:table-cell>
          <table:table-cell table:number-columns-repeated="16381" table:style-name="ACE-0"/>
        </table:table-row>
        <table:table-row table:style-name="AROW-2">
          <table:table-cell table:style-name="ACE-0" office:value-type="string">
            <text:p>E.6.6.</text:p>
          </table:table-cell>
          <table:table-cell table:style-name="ACE-8" table:content-validation-name="VAL-5" office:value-type="string">
            <text:p>yes</text:p>
          </table:table-cell>
          <table:table-cell table:style-name="ACE-0" office:value-type="string">
            <text:p>yes</text:p>
          </table:table-cell>
          <table:table-cell table:number-columns-repeated="16381" table:style-name="ACE-0"/>
        </table:table-row>
        <table:table-row table:style-name="AROW-1">
          <table:table-cell table:style-name="ACE-0" office:value-type="string">
            <text:p>UUID</text:p>
          </table:table-cell>
          <table:table-cell table:style-name="ACE-0" office:value-type="string">
            <text:p>9fb737ef-e972-4d0b-97ab-622be49c83c6</text:p>
          </table:table-cell>
          <table:table-cell table:number-columns-repeated="16382" table:style-name="ACE-0"/>
        </table:table-row>
        <table:table-row table:style-name="AROW-0" table:number-rows-repeated="100">
          <table:table-cell table:number-columns-repeated="16384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7">
          <gnm:selection gnm:start-col="1" gnm:start-row="7" gnm:end-col="1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8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7T10:57:55Z</dc:date>
    <meta:creation-date>2023-10-24T10:48:06Z</meta:creation-date>
    <meta:editing-cycles>5</meta:editing-cycles>
    <meta:editing-duration>PT7H35M57S</meta:editing-duration>
    <meta:generator>gnumeric/1.12.55</meta:generator>
    <meta:initial-creator>Achim Brucker</meta:initial-creator>
  </office:meta>
</office:document-meta>
</file>